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position="0% 100%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M synthesis</text:p>
      <text:p text:style-name="Standard"/>
      <text:p text:style-name="Standard">deviation = index * modulator</text:p>
      <text:p text:style-name="Standard"/>
      <text:p text:style-name="Standard">number of sidebands ~ index + 1</text:p>
      <text:p text:style-name="Standard"/>
      <text:p text:style-name="Standard">k = number of sidebands on each side</text:p>
      <text:p text:style-name="Standard"/>
      <text:p text:style-name="Standard">spectrum density <text:s/>~ 2k +1<text:tab/>index = 2.5 → 9 components, 8 spectral + carrier</text:p>
      <text:p text:style-name="Standard"><text:tab/><text:tab/><text:tab/><text:tab/><text:tab/><text:tab/>but possible cancellations</text:p>
      <text:p text:style-name="Standard"/>
      <text:p text:style-name="Standard">DISSCO</text:p>
      <text:p text:style-name="Standard"/>
      <text:p text:style-name="Standard">fundamental frequency = carrier</text:p>
      <text:p text:style-name="Standard">rate of vibrato <text:tab/> <text:s text:c="2"/>= modulator</text:p>
      <text:p text:style-name="Standard">amplitude of vibrato <text:tab/> <text:s text:c="2"/>= deviation</text:p>
      <text:p text:style-name="Standard"/>
      <text:p text:style-name="Standard"/>
      <text:p text:style-name="Standard"><text:tab/>f<text:span text:style-name="T1">0</text:span> = f<text:span text:style-name="T1">c</text:span>/N<text:span text:style-name="T1">1</text:span> = f<text:span text:style-name="T1">m</text:span>/N<text:span text:style-name="T1">2<text:tab/><text:tab/></text:span><text:span text:style-name="T2">when</text:span><text:span text:style-name="T1"> <text:s/></text:span><text:span text:style-name="T2">f</text:span><text:span text:style-name="T1">c <text:s text:c="2"/></text:span><text:span text:style-name="T2">/ f</text:span><text:span text:style-name="T1"> m</text:span><text:span text:style-name="T2"> <text:s/>have large integer values → inharmonic spectrum</text:span></text:p>
      <text:p text:style-name="P1"/>
      <text:p text:style-name="P1"><text:tab/></text:p>
      <text:p text:style-name="P1"/>
      <text:p text:style-name="P1">Good Gong: <text:tab/>carrier <text:tab/><text:tab/>= <text:s text:c="3"/>60Hz<text:tab/>env: 13</text:p>
      <text:p text:style-name="P1"><text:tab/><text:tab/>modulator<text:tab/>= <text:s/>125<text:tab/><text:tab/> <text:s text:c="8"/>1</text:p>
      <text:p text:style-name="P1"><text:tab/><text:tab/>amp<text:tab/><text:tab/>= <text:s text:c="3"/>10<text:tab/><text:tab/> <text:s text:c="7"/>13</text:p>
      <text:p text:style-name="P1"/>
      <text:p text:style-name="P1">Chowning wood drum:<text:tab/>carrier<text:tab/><text:tab/>= <text:s/>80 Hz<text:tab/>env:<text:tab/>15</text:p>
      <text:p text:style-name="P1"><text:tab/><text:tab/><text:tab/><text:tab/>modulator<text:tab/>= <text:s/>55<text:tab/><text:tab/><text:tab/> 1</text:p>
      <text:p text:style-name="P1"><text:tab/><text:tab/><text:tab/><text:tab/>amp<text:tab/><text:tab/>= <text:s/>25<text:tab/><text:tab/><text:tab/>16</text:p>
      <text:p text:style-name="P1"/>
      <text:p text:style-name="P1"><text:tab/><text:tab/>also<text:tab/> <text:s text:c="7"/>fc<text:tab/><text:tab/>= <text:s/>400</text:p>
      <text:p text:style-name="P1"><text:tab/><text:tab/><text:tab/> <text:s text:c="7"/>fm<text:tab/>= 581<text:tab/><text:tab/>ratio of 1.454545....</text:p>
      <text:p text:style-name="P1"><text:tab/><text:tab/><text:tab/> <text:s text:c="7"/>amp<text:tab/>= <text:s text:c="2"/>35</text:p>
      <text:p text:style-name="Standard"/>
      <text:p text:style-name="Standard">Clarinet:<text:tab/>fc<text:tab/>= 205<text:tab/><text:tab/>164<text:tab/><text:tab/><text:tab/>env: <text:tab/>7 </text:p>
      <text:p text:style-name="Standard"><text:tab/><text:tab/>fm<text:tab/>= 419<text:tab/><text:tab/>328<text:tab/>(2/1)<text:tab/><text:tab/><text:tab/>1<text:tab/></text:p>
      <text:p text:style-name="Standard"><text:tab/><text:tab/>amp<text:tab/>= 3<text:tab/><text:tab/><text:tab/><text:tab/><text:tab/><text:tab/>13</text:p>
      <text:p text:style-name="Standard"/>
      <text:p text:style-name="Standard">for very low:<text:tab/>fc = 41<text:tab/><text:tab/>invers: ½ → rough</text:p>
      <text:p text:style-name="Standard"><text:tab/><text:tab/>fm= 8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ver Tipei</meta:initial-creator>
    <meta:creation-date>2015-06-01T17:27:43</meta:creation-date>
    <dc:date>2015-07-16T17:50:04</dc:date>
    <dc:creator>Sever Tipei</dc:creator>
    <meta:editing-duration>PT01H58M24S</meta:editing-duration>
    <meta:editing-cycles>5</meta:editing-cycles>
    <meta:generator>OpenOffice.org/3.2$Unix OpenOffice.org_project/320m12$Build-9483</meta:generator>
    <meta:document-statistic meta:table-count="0" meta:image-count="0" meta:object-count="0" meta:page-count="1" meta:paragraph-count="26" meta:word-count="146" meta:character-count="801"/>
  </office:meta>
</office:document-meta>
</file>